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85cm" fo:min-width="4.087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3.687cm" fo:min-width="3.437cm"/>
    </style:style>
    <style:style style:name="gr4" style:family="graphic" style:parent-style-name="standard">
      <style:graphic-properties draw:textarea-horizontal-align="justify" draw:textarea-vertical-align="middle" draw:auto-grow-height="false" fo:min-height="4.337cm" fo:min-width="4.087cm"/>
    </style:style>
    <style:style style:name="gr5" style:family="graphic" style:parent-style-name="standard">
      <style:graphic-properties draw:fill-color="#c9211e" draw:textarea-horizontal-align="justify" draw:textarea-vertical-align="middle" draw:auto-grow-height="false" fo:min-height="1.241cm" fo:min-width="2.515cm"/>
    </style:style>
    <style:style style:name="gr6" style:family="graphic" style:parent-style-name="standard">
      <style:graphic-properties draw:textarea-horizontal-align="justify" draw:textarea-vertical-align="middle" draw:auto-grow-height="false" fo:min-height="3.56cm" fo:min-width="4.326cm"/>
    </style:style>
    <style:style style:name="gr7" style:family="graphic" style:parent-style-name="standard">
      <style:graphic-properties draw:fill-color="#c9211e" draw:textarea-horizontal-align="justify" draw:textarea-vertical-align="middle" draw:auto-grow-height="false" fo:min-height="2.387cm" fo:min-width="2.635cm"/>
    </style:style>
    <style:style style:name="gr8" style:family="graphic" style:parent-style-name="standard">
      <style:graphic-properties draw:fill-color="#c9211e" draw:textarea-horizontal-align="justify" draw:textarea-vertical-align="middle" draw:auto-grow-height="false" fo:min-height="2.157cm" fo:min-width="2.659cm"/>
    </style:style>
    <style:style style:name="gr9" style:family="graphic" style:parent-style-name="standard">
      <style:graphic-properties draw:fill-color="#ffff38" draw:textarea-horizontal-align="justify" draw:textarea-vertical-align="middle" draw:auto-grow-height="false" fo:min-height="1.277cm" fo:min-width="1.02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loext:graphic-properties draw:fill-color="#ffff3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413cm" svg:x="28.051cm" svg:y="23.914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1" draw:id="id11" draw:layer="layout" svg:width="4.318cm" svg:height="4.318cm" svg:x="37.006cm" svg:y="1.508cm">
          <text:p text:style-name="P1">BLDC Moto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2" draw:id="id12" draw:layer="layout" svg:width="4.318cm" svg:height="4.318cm" svg:x="36.979cm" svg:y="7.666cm">
          <text:p text:style-name="P1">BLDC Moto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" draw:id="id1" draw:layer="layout" svg:width="3.937cm" svg:height="3.937cm" svg:x="1.635cm" svg:y="2.016cm">
          <text:p text:style-name="P1">48V Battery</text:p>
          <text:p text:style-name="P1">Li-Ion 1865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3.937cm" svg:height="3.937cm" svg:x="13.697cm" svg:y="10.906cm">
          <draw:glue-point draw:id="8" svg:x="5.001cm" svg:y="-2.418cm"/>
          <draw:glue-point draw:id="9" svg:x="5.001cm" svg:y="2.42cm"/>
          <text:p text:style-name="P1">BMS</text:p>
          <text:p text:style-name="P1"><text:span text:style-name="T1">With Prot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0" draw:id="id10" draw:layer="layout" svg:width="4.953cm" svg:height="4.953cm" svg:x="27.416cm" svg:y="4.429cm">
          <text:p text:style-name="P1">BLDC </text:p>
          <text:p text:style-name="P1">Motor Controller</text:p>
          <text:p text:style-name="P1">48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4" draw:id="id4" draw:layer="layout" svg:width="3.175cm" svg:height="1.651cm" svg:x="9.382cm" svg:y="7.477cm">
          <text:p text:style-name="P1">Fu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4.826cm" svg:height="3.81cm" svg:x="8.52cm" svg:y="2.243cm">
          <text:p text:style-name="P1">Super-capaci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3.175cm" svg:height="1.651cm" svg:x="2.016cm" svg:y="7.477cm">
          <text:p text:style-name="P1">Fu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3.419cm" svg:height="2.921cm" svg:x="5.826cm" svg:y="11.16cm">
          <text:p text:style-name="P1">Safety relay</text:p>
          <text:p text:style-name="P1">E-Shutdown</text:p>
          <text:p text:style-name="P1">Norm Ope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8" draw:id="id8" draw:layer="layout" svg:width="3.419cm" svg:height="2.667cm" svg:x="5.836cm" svg:y="16.875cm">
          <text:p text:style-name="P1">Safety relay</text:p>
          <text:p text:style-name="P1">Deadman</text:p>
          <text:p text:style-name="P1">Norm Ope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2.159cm" svg:height="2.159cm" svg:x="1.889cm" svg:y="11.541cm">
          <text:p text:style-name="P1">SPST</text:p>
          <text:p text:style-name="P1">Swi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" draw:id="id7" draw:layer="layout" svg:width="2.159cm" svg:height="2.159cm" svg:x="1.889cm" svg:y="17.129cm">
          <text:p text:style-name="P1">SPST</text:p>
          <text:p text:style-name="P1">Switc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4" draw:layer="layout" svg:x1="3.604cm" svg:y1="5.953cm" svg:x2="3.603cm" svg:y2="7.477cm" draw:start-shape="id1" draw:start-glue-point="6" draw:end-shape="id2" draw:end-glue-point="0" svg:d="M3604 5953v762h-1v762" svg:viewBox="0 0 2 1525">
          <text:p/>
        </draw:connector>
        <draw:connector draw:style-name="gr10" draw:text-style-name="P4" draw:layer="layout" svg:x1="10.933cm" svg:y1="6.053cm" svg:x2="10.969cm" svg:y2="7.477cm" draw:start-shape="id3" draw:end-shape="id4" draw:end-glue-point="0" svg:d="M10933 6053v712h36v712" svg:viewBox="0 0 37 1425">
          <text:p/>
        </draw:connector>
        <draw:connector draw:style-name="gr10" draw:text-style-name="P4" draw:layer="layout" svg:x1="3.603cm" svg:y1="9.128cm" svg:x2="7.535cm" svg:y2="11.16cm" draw:start-shape="id2" draw:start-glue-point="2" draw:end-shape="id5" draw:end-glue-point="0" svg:d="M3603 9128v1016h3932v1016" svg:viewBox="0 0 3933 2033">
          <text:p/>
        </draw:connector>
        <draw:connector draw:style-name="gr10" draw:text-style-name="P4" draw:layer="layout" svg:x1="10.969cm" svg:y1="9.128cm" svg:x2="7.535cm" svg:y2="11.16cm" draw:start-shape="id4" draw:start-glue-point="2" draw:end-shape="id5" draw:end-glue-point="0" svg:d="M10969 9128v1016h-3434v1016" svg:viewBox="0 0 3435 2033">
          <text:p/>
        </draw:connector>
        <draw:connector draw:style-name="gr10" draw:text-style-name="P4" draw:layer="layout" svg:x1="4.048cm" svg:y1="12.62cm" svg:x2="5.826cm" svg:y2="12.62cm" draw:start-shape="id6" draw:start-glue-point="1" draw:end-shape="id5" draw:end-glue-point="3" svg:d="M4048 12620h1778" svg:viewBox="0 0 1779 1">
          <text:p/>
        </draw:connector>
        <draw:connector draw:style-name="gr10" draw:text-style-name="P4" draw:layer="layout" svg:x1="4.048cm" svg:y1="18.208cm" svg:x2="5.836cm" svg:y2="18.208cm" draw:start-shape="id7" draw:start-glue-point="1" draw:end-shape="id8" draw:end-glue-point="3" svg:d="M4048 18208h1788" svg:viewBox="0 0 1789 1">
          <text:p/>
        </draw:connector>
        <draw:connector draw:style-name="gr10" draw:text-style-name="P4" draw:layer="layout" svg:x1="7.535cm" svg:y1="14.081cm" svg:x2="7.545cm" svg:y2="16.875cm" draw:start-shape="id5" draw:start-glue-point="2" draw:end-shape="id8" draw:end-glue-point="0" svg:d="M7535 14081v1397h10v1397" svg:viewBox="0 0 11 2795">
          <text:p/>
        </draw:connector>
        <draw:connector draw:style-name="gr10" draw:text-style-name="P4" draw:layer="layout" svg:x1="9.255cm" svg:y1="18.208cm" svg:x2="13.697cm" svg:y2="12.875cm" draw:start-shape="id8" draw:start-glue-point="1" draw:end-shape="id9" draw:end-glue-point="5" svg:d="M9255 18208h2221v-5333h2221" svg:viewBox="0 0 4443 5334">
          <text:p/>
        </draw:connector>
        <draw:connector draw:style-name="gr10" draw:text-style-name="P4" draw:layer="layout" svg:x1="32.369cm" svg:y1="6.905cm" svg:x2="37.006cm" svg:y2="3.667cm" draw:start-shape="id10" draw:end-shape="id11" draw:end-glue-point="6" svg:d="M32369 6905h2319v-3238h2318" svg:viewBox="0 0 4638 3239">
          <text:p/>
        </draw:connector>
        <draw:connector draw:style-name="gr10" draw:text-style-name="P4" draw:layer="layout" svg:x1="32.369cm" svg:y1="6.906cm" svg:x2="36.979cm" svg:y2="9.825cm" draw:start-shape="id10" draw:start-glue-point="7" draw:end-shape="id12" draw:end-glue-point="6" svg:d="M32369 6906h2305v2919h2305" svg:viewBox="0 0 4611 2920">
          <text:p/>
        </draw:connector>
        <draw:custom-shape draw:style-name="gr1" draw:text-style-name="P1" xml:id="id19" draw:id="id19" draw:layer="layout" svg:width="4.953cm" svg:height="2.413cm" svg:x="27.289cm" svg:y="10.271cm">
          <text:p text:style-name="P1">Steering Stepper</text:p>
          <text:p text:style-name="P1">Motor &amp; Control</text:p>
          <text:p text:style-name="P1">24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0" draw:id="id20" draw:layer="layout" svg:width="4.953cm" svg:height="2.413cm" svg:x="27.289cm" svg:y="13.573cm">
          <text:p text:style-name="P1">Brake Actuators </text:p>
          <text:p text:style-name="P1">&amp; Control</text:p>
          <text:p text:style-name="P1">12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4.953cm" svg:height="2.413cm" svg:x="28.024cm" svg:y="17.22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1" draw:id="id21" draw:layer="layout" svg:width="4.953cm" svg:height="2.413cm" svg:x="27.416cm" svg:y="16.748cm">
          <text:p text:style-name="P1">Lighting, Horn</text:p>
          <text:p text:style-name="P1">12V, 5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4.953cm" svg:height="2.413cm" svg:x="28.024cm" svg:y="20.43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2" draw:id="id22" draw:layer="layout" svg:width="4.953cm" svg:height="2.413cm" svg:x="27.416cm" svg:y="20.05cm">
          <text:p text:style-name="P1">Sensors, 12V, 5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3" draw:id="id23" draw:layer="layout" svg:width="4.953cm" svg:height="2.413cm" svg:x="27.416cm" svg:y="23.479cm">
          <text:p text:style-name="P1">Processing, </text:p>
          <text:p text:style-name="P1">19V, 5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13" draw:id="id13" draw:layer="layout" svg:width="3.175cm" svg:height="1.651cm" svg:x="22.082cm" svg:y="6.08cm">
          <text:p text:style-name="P1">Fuse, 32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4" draw:id="id14" draw:layer="layout" svg:width="3.175cm" svg:height="1.651cm" svg:x="22.082cm" svg:y="10.652cm">
          <text:p text:style-name="P1">Fuse, 17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5" draw:id="id15" draw:layer="layout" svg:width="3.175cm" svg:height="1.651cm" svg:x="22.209cm" svg:y="13.954cm">
          <text:p text:style-name="P1">Fuse, 9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175cm" svg:height="1.651cm" svg:x="22.487cm" svg:y="17.356cm">
          <text:p text:style-name="P1">Fu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6" draw:id="id16" draw:layer="layout" svg:width="3.175cm" svg:height="1.651cm" svg:x="22.082cm" svg:y="17.129cm">
          <text:p text:style-name="P1">Fuse, 6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175cm" svg:height="1.651cm" svg:x="22.487cm" svg:y="20.712cm">
          <text:p text:style-name="P1">Fu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7" draw:id="id17" draw:layer="layout" svg:width="3.175cm" svg:height="1.651cm" svg:x="22.082cm" svg:y="20.431cm">
          <text:p text:style-name="P1">Fuse, 0.7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175cm" svg:height="1.651cm" svg:x="22.46cm" svg:y="24.141cm">
          <text:p text:style-name="P1">Fus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8" draw:id="id18" draw:layer="layout" svg:width="3.175cm" svg:height="1.651cm" svg:x="22.082cm" svg:y="23.86cm">
          <text:p text:style-name="P1">Fuse</text:p>
          <text:p text:style-name="P1">2A, 2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7.634cm" svg:y1="12.875cm" svg:x2="22.082cm" svg:y2="6.905cm" draw:start-shape="id9" draw:start-glue-point="7" draw:end-shape="id13" draw:end-glue-point="3" svg:d="M17634 12875h2224v-5970h2224" svg:viewBox="0 0 4449 5971">
          <text:p/>
        </draw:connector>
        <draw:connector draw:style-name="gr10" draw:text-style-name="P4" draw:layer="layout" svg:x1="17.634cm" svg:y1="12.874cm" svg:x2="22.082cm" svg:y2="11.477cm" draw:start-shape="id9" draw:end-shape="id14" draw:end-glue-point="3" svg:d="M17634 12874h2224v-1397h2224" svg:viewBox="0 0 4449 1398">
          <text:p/>
        </draw:connector>
        <draw:connector draw:style-name="gr10" draw:text-style-name="P4" draw:layer="layout" svg:x1="17.634cm" svg:y1="12.874cm" svg:x2="22.209cm" svg:y2="14.779cm" draw:start-shape="id9" draw:start-glue-point="1" draw:end-shape="id15" draw:end-glue-point="3" svg:d="M17634 12874h2287v1905h2288" svg:viewBox="0 0 4576 1906">
          <text:p/>
        </draw:connector>
        <draw:connector draw:style-name="gr10" draw:text-style-name="P4" draw:layer="layout" svg:x1="17.634cm" svg:y1="12.874cm" svg:x2="22.082cm" svg:y2="17.954cm" draw:start-shape="id9" draw:start-glue-point="1" draw:end-shape="id16" draw:end-glue-point="3" svg:d="M17634 12874h2224v5080h2224" svg:viewBox="0 0 4449 5081">
          <text:p/>
        </draw:connector>
        <draw:connector draw:style-name="gr10" draw:text-style-name="P4" draw:layer="layout" svg:x1="17.634cm" svg:y1="12.875cm" svg:x2="22.082cm" svg:y2="21.256cm" draw:start-shape="id9" draw:start-glue-point="7" draw:end-shape="id17" draw:end-glue-point="3" svg:d="M17634 12875h2224v8381h2224" svg:viewBox="0 0 4449 8382">
          <text:p/>
        </draw:connector>
        <draw:connector draw:style-name="gr10" draw:text-style-name="P4" draw:layer="layout" svg:x1="17.634cm" svg:y1="12.874cm" svg:x2="22.082cm" svg:y2="24.685cm" draw:start-shape="id9" draw:end-shape="id18" draw:end-glue-point="3" svg:d="M17634 12874h2224v11811h2224" svg:viewBox="0 0 4449 11812">
          <text:p/>
        </draw:connector>
        <draw:connector draw:style-name="gr10" draw:text-style-name="P4" draw:layer="layout" svg:x1="25.257cm" svg:y1="6.905cm" svg:x2="27.416cm" svg:y2="6.905cm" draw:start-shape="id13" draw:start-glue-point="1" draw:end-shape="id10" svg:d="M25257 6905h2159" svg:viewBox="0 0 2160 1">
          <text:p/>
        </draw:connector>
        <draw:connector draw:style-name="gr10" draw:text-style-name="P4" draw:layer="layout" svg:x1="25.257cm" svg:y1="11.477cm" svg:x2="27.289cm" svg:y2="11.477cm" draw:start-shape="id14" draw:start-glue-point="1" draw:end-shape="id19" svg:d="M25257 11477h2032" svg:viewBox="0 0 2033 1">
          <text:p/>
        </draw:connector>
        <draw:connector draw:style-name="gr10" draw:text-style-name="P4" draw:layer="layout" svg:x1="25.384cm" svg:y1="14.779cm" svg:x2="27.289cm" svg:y2="14.779cm" draw:start-shape="id15" draw:start-glue-point="1" draw:end-shape="id20" draw:end-glue-point="3" svg:d="M25384 14779h1905" svg:viewBox="0 0 1906 1">
          <text:p/>
        </draw:connector>
        <draw:connector draw:style-name="gr10" draw:text-style-name="P4" draw:layer="layout" svg:x1="25.257cm" svg:y1="17.954cm" svg:x2="27.416cm" svg:y2="17.954cm" draw:start-shape="id16" draw:start-glue-point="1" draw:end-shape="id21" draw:end-glue-point="3" svg:d="M25257 17954h2159" svg:viewBox="0 0 2160 1">
          <text:p/>
        </draw:connector>
        <draw:connector draw:style-name="gr10" draw:text-style-name="P4" draw:layer="layout" svg:x1="25.257cm" svg:y1="21.256cm" svg:x2="27.416cm" svg:y2="21.257cm" draw:start-shape="id17" draw:start-glue-point="1" draw:end-shape="id22" draw:end-glue-point="5" svg:d="M25257 21256h1079v1h1080" svg:viewBox="0 0 2160 2">
          <text:p/>
        </draw:connector>
        <draw:connector draw:style-name="gr10" draw:text-style-name="P4" draw:layer="layout" svg:x1="25.257cm" svg:y1="24.685cm" svg:x2="27.416cm" svg:y2="24.686cm" draw:start-shape="id18" draw:start-glue-point="1" draw:end-shape="id23" draw:end-glue-point="5" svg:d="M25257 24685h1079v1h1080" svg:viewBox="0 0 2160 2">
          <text:p/>
        </draw:connector>
        <draw:frame draw:style-name="gr11" draw:text-style-name="P6" draw:layer="layout" svg:width="18.796cm" svg:height="1.825cm" svg:x="1.127cm" svg:y="25.638cm">
          <draw:text-box>
            <text:p text:style-name="P5"><text:span text:style-name="T2">PACT Electrical Protection and Power-Flow Over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1:16:18.167935622</meta:creation-date>
    <dc:date>2018-12-02T12:19:03.955233723</dc:date>
    <meta:editing-duration>PT9M10S</meta:editing-duration>
    <meta:editing-cycles>1</meta:editing-cycles>
    <meta:document-statistic meta:object-count="52"/>
    <meta:generator>LibreOffice/6.1.3.2$MacOSX_X86_64 LibreOffice_project/86daf60bf00efa86ad547e59e09d6bb77c699acb</meta:generator>
  </office:meta>
</office:document-meta>
</file>